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
      <style:paragraph-properties fo:text-align="start" style:justify-single-word="false"/>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Heading_20_1">
      <style:paragraph-properties fo:text-align="center" style:justify-single-word="false"/>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Aura Data Store Design</text:h>
      <text:p text:style-name="P1">Jeffrey H. Alexander</text:p>
      <text:p text:style-name="P2"/>
      <text:h text:style-name="Heading_20_1" text:outline-level="1">Introduction</text:h>
      <text:p text:style-name="P2">The Aura Data Store serves as the central repository for all the data in Aura that can be described as general-purpose (as opposed to application-specific). <text:s/>Data representing users, items, and attention is all stored in the Data Store. <text:s/>The data is stored in a database for direct retrieval of objects, and indexes of the content of the data are stored in a search engine index for rapid quering. <text:s/>In its initial implementation, the database is Berkeley Database / Java Edition and the search engine is the Minion Search Engine. <text:s/>Central to the Data Store's purpose is the ability to rapidly collect large amounts of usage data, User and Item metadata, and to digest that data into a format that allows for efficient querying and the ability to generate recommendations using multiple recommendation engines.</text:p>
      <text:p text:style-name="P2">The Aura Data Store must be highly scalable, although at the time of writing, it isn't clear exactly how much it needs to scale. <text:s/>The assumption is that it should scale, at least, to dozens of large machines in a manner consistent with Sun's strengths. <text:s/>Unlike a Google-style system, the Data Store should scale by using a smaller number (relative to the equivalent compute power at Google) of higher-powered and more reliable machines. <text:s text:c="3"/>The Data Store should be designed in such a way that it can be deployed to a Caroline Grid and can take advantage of its strengths. <text:s/>Ideally, Aura and its Data Store should be an exemplar of a web scale application built around Sun's hardware and software stack.</text:p>
      <text:h text:style-name="Heading_20_1" text:outline-level="1">Reliability</text:h>
      <text:p text:style-name="Text_20_body">Reliability is a must for the Data Store, however some amount of loss of data is acceptable in the event of an error. <text:s/>Aura, for the most part, works on large data that is not greatly affected one way or the other if a small amount of data is lost. <text:s/>However, a failure that prevents a large amount of data from being collected might be immediately noticeable by Aura's users. <text:s/>To this end, The Data Store must be highly reliable. <text:s/>It should be able to survive at least one hardware failure at the storage, host, or network level, and should be in some way resilient to software failures.</text:p>
      <text:p text:style-name="Text_20_body">In the event of a storage failure, data in the Data Store should be accessible from a second source immediately for reading and writing. <text:s/>Looking into different storage failure scenarios, this has certain implications about the underlying storage. <text:s/>Storage that holds replicas of the same data should not be accessed over the same physical connection (be it gigabit ethernet or a traditional SAN connection), through the same controller on a storage array, stored on the same physical disk, and if possible should not even be stored on the same array. <text:s/>To recover from more catastrophic failures, and to address the issue of data corruption, backups should be made with some regularity. <text:s/>It is unclear exactly what the procedure would be if a full restore were necessary. <text:s/>Once a regular storage failure has been resolved, the system should be able to, with some degree of ease, return to its normal operating state.</text:p>
      <text:p text:style-name="Text_20_body">In the event of a host failure, related hosts must be able to pick up the workload of the host that failed. <text:s/>A host failure assumes a hardware problem in the host has prevented it from working. <text:s/>This is essentially a non-recoverable failure that requires some human intervention to repair. <text:s/>Since the hosts themselves are only providing computation and caching, there should be minimal data loss from this sort of scenario. <text:s/>When a host is returned to working order, it should be able to resume its duties. <text:s/>In a live setting, hot spares for hosts should be available. <text:s/>As was the case in storage, hosts that perform similar tasks or are part of a fail-over group should share as little hardware as possible. <text:s/>This is especially true of the hosts in question are blades in a large chasis.</text:p>
      <text:p text:style-name="Text_20_body">Network failures should be recoverable with little or no intervention. <text:s/>The network framework should automatically notice the loss of a service and should automatically recognize when a service has reappeared on a network as well. <text:s/>Network failures are generally assumed to be transient by the software. <text:s/>However, a network failure will still result in fail-over protocols being followed. <text:s/>In the event of a network distruption, affected components of the system should fail over to other working nodes. <text:s/>When the network is repaired, those components should just as seamlessly take back their share of the load.</text:p>
      <text:h text:style-name="Heading_20_1" text:outline-level="1">Capabilities</text:h>
      <text:p text:style-name="Text_20_body">The Data Store provides data storage facilities for three basic object types. <text:s/>These are Users, Items, and Attentions. <text:s/>Users are the end users of the system. <text:s/>Items are the items on which Aura will operate. <text:s/>Attentions provide the relationships between users and items. <text:s/>The Data Store must be able to handle the storage of a steady stream of incoming users, items, and especially attentions. <text:s/>The Data Store must also be able to provide quick answers to queries about the relationships between the users and items, and must be able to answer certain queries about the items themselves in order to support application-specific recommendation and/or browsing.</text:p>
      <text:p text:style-name="Text_20_body">The Data Store should always be an up-to-date mechanism for providing a user with specific details about the data in our system that purtains to the user. <text:s/>Upon request, a user should be able to remove all of his or her data from the system.</text:p>
      <text:p text:style-name="Text_20_body">All Items will have well-known types associated with them. <text:s/>These types can be used a rough guideline for identifying Items, although this cannot be relied on entirely since Aura will allow third party contribution of Items. <text:s/>All Items will consist of a small number of labeled fields, and a generic name/value map that describes the item. <text:s/>The map may contain any Serializable value that can be recognized by an application using the map. <text:s/>Certain types of objects such as Strings, Longs, and Dates that are stored in the map will also be store in a search engine index to allow for the more general purpose querying required for application specific recommendation and/or browsing.</text:p>
      <text:h text:style-name="Heading_20_1" text:outline-level="1">Interfaces</text:h>
      <text:p text:style-name="Text_20_body">Insert interfaces here...</text:p>
      <text:h text:style-name="Heading_20_1" text:outline-level="1">Design Overview</text:h>
      <text:p text:style-name="Text_20_body">The Data Store is implemented behind the Item Store and Item Search interfaces. <text:s/>The Item Store provides, essentially, the database style interface and the Item Search provides the search engine interface, including queries used to build recommendations.</text:p>
      <text:p text:style-name="Text_20_body">Components of the system will interact with the Data Store through these interfaces and should be largely unaware of the underlying implementation.</text:p>
      <text:p text:style-name="Text_20_body">When a system component requests a handle to a Data Store interface, it is given one of any number of Data Store Heads. <text:s/>The Heads distributed should be load balanced and Heads must be able to join and leave the load balanced set as they become available or go offline. <text:s/>Generally speaking, the number of Heads is expected to be fairly constant.</text:p>
      <text:p text:style-name="Text_20_body">As described in more detail later on, Heads perform the task of distributing data and queries across multiple Partition Clusters. <text:s/>Data is written to specific Partition Clusters based on a mapping function, and it is retrieved by the same function. <text:s/>For queries that return sets of Items through the Item Search interface, a Map/Reduce style query is run across all Partition Clusters.</text:p>
      <text:p text:style-name="Text_20_body">Partition Clusters handle all the operations that a the Item Store and Item Search interfaces require, but on only one segment of the entire Data Store. <text:s/>Users, Items, and Attentions are divided up evenly (according to a hash function) across Partition Clusters. <text:s/>As the load on a single Partition Cluster becomes too high, the Partition Cluster can be split. <text:s/>Partition Clusters are called clusters because each is composed of some number of Replicants that are all mirrors of eachother.</text:p>
      <text:p text:style-name="Text_20_body">Replicants perform the actual storage, indexing, and retrieval operations for a given Partition Cluster. <text:s/>Each one is a complete mirror of the Partition Cluster to which it belongs. <text:s/>Write operations in a cluster are issued to all Replicants to ensure that each acts on the same data, and read operations are load balanced across Replicants for better performance. <text:s/>When a replicant fails, the other Replicants in the Partition Cluster take up the load.</text:p>
      <text:h text:style-name="Heading_20_1" text:outline-level="1">Data Store Heads</text:h>
      <text:p text:style-name="Text_20_body">Heads perform the task of distributing data and queries across multiple Partition Clusters. <text:s/>When data is being added to the Data Store, the distribution is determined by the location in a prefix tree, or trie, of the hash of the incoming item's key. <text:s/>Each leaf in the trie corresponds to a Partition Cluster that will hold all the data for items with the corresponding prefix. <text:s/>The same trie is used to quickly determine the location of an Item during a lookup operation. <text:s/>For a query operation from the Item Search interface, the Data Store Head must perform a Map/Reduce style query to all Partition Clusters and then gather (reduce) the results before returning them to the calling component.</text:p>
      <text:p text:style-name="Text_20_body">When the number of Partition Clusters changes due to a failure or to bringing new hardware online, a new copy of the trie must be distributed. <text:s/>The Heads must have some synchronized mechanism for distributing a new copy of the trie to all running Heads.</text:p>
      <text:h text:style-name="Heading_20_2" text:outline-level="2">Scaling</text:h>
      <text:p text:style-name="Text_20_body">Multiple Data Store Heads exist in a single deployment of the Data Store. <text:s/>The only data that the heads store locally is the layout of the mapping trie, and as such addition and removal of Heads is fairly trivial. <text:s/>The active trie is handed to a new Head and it can immediately start communicating requests from the outside world to the Partition Clusters. <text:s/>While some of the tasks of the Head are essentially just routing of data, the Heads are also responsible for merging results from multiple Partition Clusters. <text:s/>This might be in the form of a single merge operation, or might involve holding onto Iterators from multiple sources in order to provide a single Iterator across Partition Clusters.</text:p>
      <text:p text:style-name="Text_20_body">When a new Head is brought online to help scale the system, it is important that system components begin to use the new Head. <text:s/>Generally speaking, to allow for dynamic load balancing, system components should probably be given handles to Data Store Heads with a lease. <text:s/>When the lease has expired, the system has the opportunity to issue a handle to a different Head.</text:p>
      <text:h text:style-name="Heading_20_2" text:outline-level="2">Failure and Recovery</text:h>
      <text:p text:style-name="Text_20_body">When a Data Store Head fails, the system recognizes that communication with that Head has been distrupted. <text:s/>Any system components that have been given a handle to that Head need to be given a handle to a different Head. <text:s/>The redistribution will follow the same load balancing that is used each time a request for a Head comes in, so the remaining Heads should pick up the load without too much difficulty.</text:p>
      <text:p text:style-name="Text_20_body">Recovery in the case of Data Store Heads works the same way that scaling of the heads does. <text:s/>When a failed Head is brought back online, it is given a copy of the trie, and it can immediately start functioning. <text:s/>As system components request handles for Heads, the new Head can start taking on work.</text:p>
      <text:h text:style-name="Heading_20_1" text:outline-level="1">Partition Clusters</text:h>
      <text:p text:style-name="Text_20_body">Partition Clusters manage the storage and retrieval of a subset of the entire Data Store data. <text:s/>A hash function is applied to the incoming data's key to determine which cluster the data falls into. <text:s/>To the outside observer, a cluster appears to be a single copy of the data and a single instance. <text:s/>However, much like a mirrored RAID set of disks, a Partition Cluster is actually a set of mirrored copies of the data it is meant to store. <text:s/>Each mirror is called a Replicant and the Partition Cluster uses its replicants intelligently to store and retrieve data. <text:s/>Since all the data is mirror, no additional mapping step needs to be used. <text:s/>Write operations are issued simultaneously to each constituent Replicant and read operations are load-balanced between Replicants. <text:s/>If write performance becomes an issue, a cache may be used to keep the writes to the multiple databases from slowing things down. <text:s/>However, since each database is expected to use a cache, this may not be a necessary step.</text:p>
      <text:h text:style-name="Heading_20_2" text:outline-level="2">Scaling</text:h>
      <text:p text:style-name="Text_20_body">Scaling the set of Partition Clusters is necessary as the number of users, items, and attention in the Data Store grows. <text:s/>As a single Partition grows large enough that the tables in its database get too many rows, performance will degrade. <text:s/>The system is generally scaled by identifying the most heavily loaded Partition Cluster and splitting it into two.</text:p>
      <text:p text:style-name="Text_20_body">Splitting a Partition Cluster involves redistributing the data in its database based on the next binary digit in the hash of each item's key. <text:s/>The search index must also be split. <text:s/>The split must be performed in such a way as to provide the least amount of disruption to the system. <text:s/>The Partition Cluster must stay active and accept writes during the split until a single atomic update to the Data Store Heads can be issued that will redirect all writes and reads to the newly split nodes. <text:s/>The newly split nodes, of course, must be totally up-to-date at the time the switch occurs.</text:p>
      <text:p text:style-name="Text_20_body">!!!!!!! Need to resolve how to split nodes !!!!!!!!</text:p>
      <text:h text:style-name="Heading_20_2" text:outline-level="2">Failure and Recovery</text:h>
      <text:p text:style-name="Text_20_body">In the event of the failure of a Partition Cluster, its data will be temporarily unavailable until a replacement can be put into place. <text:s/>In a deployed instance of Aura, hot spares should be available to take over the role of a Parition Cluster at a moment's notice. <text:s/>The main role of a Partition Cluster is to route data to and from Replicants. <text:s/>When a hot spare is chosen to fill in for the failed Partition Cluster, it should only need to be given a set of Replicants in order to continue to function. <text:s/>The trie stored in the Data Store Heads must be updated with the new location of the Partition Cluster and functionality should be restored.</text:p>
      <text:p text:style-name="Text_20_body">If a hot spare is not available, an existing Partition Cluster must take on the load of the failed Partition Cluster. <text:s/>Since the data for the failed cluster must still be kept together, the existing cluster must be able to take on additional sets of Replicants and must be able to differentiate incoming requests in order to direct them to the appropriate set of Replicants. <text:s/>This will substantially increase the load on the Partition Cluster host, so hot spares are the preferred solution. <text:s/>Again, the trie in the Data Store Heads must be updated atomically with the new location of the data for the failed Partition Cluster.</text:p>
      <text:p text:style-name="Text_20_body">When a hot spare is used to recover a Partition Cluster, the failed host or process should be reinitialized as a hot spare. <text:s/>The original hot spare becomes a primary Partition Cluster and no further service interuption is necessary. <text:s/>In the event that an existing Partition Cluster had to take on the load of a failed cluster, the load must be moved back when a new Partition Cluster is available. <text:s/>A single atomic operation must be issued that will move move the failed cluster's Replicants to the new cluster and update the trie in the Data Store Heads to direct future method calls for that cluster to the appropriate place.</text:p>
      <text:h text:style-name="Heading_20_1" text:outline-level="1">Replicants</text:h>
      <text:p text:style-name="Text_20_body">Replicants store complete copies of the data for a single Partition Cluster. <text:s/>Writes are mirrored for consistency and reads are load balanced for performance.</text:p>
      <text:h text:style-name="Heading_20_2" text:outline-level="2">Scaling</text:h>
      <text:h text:style-name="Heading_20_2" text:outline-level="2">Failure and Recovery</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Jeffrey Alexander</meta:initial-creator>
    <meta:creation-date>2008-01-31T13:50:26</meta:creation-date>
    <dc:creator>Jeffrey Alexander</dc:creator>
    <dc:date>2008-02-01T16:16:48</dc:date>
    <dc:language>en-US</dc:language>
    <meta:editing-cycles>68</meta:editing-cycles>
    <meta:editing-duration>P1DT2H9M35S</meta:editing-duration>
    <meta:user-defined meta:name="Info 1"/>
    <meta:user-defined meta:name="Info 2"/>
    <meta:user-defined meta:name="Info 3"/>
    <meta:user-defined meta:name="Info 4"/>
    <meta:document-statistic meta:table-count="0" meta:image-count="0" meta:object-count="0" meta:page-count="5" meta:paragraph-count="46" meta:word-count="2567" meta:character-count="15074"/>
  </office:meta>
</office:document-meta>
</file>